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1cm" fo:min-width="1.23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1.242cm"/>
      <style:paragraph-properties style:writing-mode="lr-tb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0.741cm" fo:min-width="6.917cm"/>
      <style:paragraph-properties style:writing-mode="lr-tb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 fo:min-height="0.893cm" fo:min-width="6.917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0.723cm" fo:min-width="3.213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svg:stroke-color="#ff0000" draw:marker-end="Arrowheads_20_3" draw:marker-end-width="0.152cm" draw:fill="none" draw:textarea-vertical-align="middle"/>
    </style:style>
    <style:style style:name="gr8" style:family="graphic" style:parent-style-name="objectwithoutfill">
      <style:graphic-properties svg:stroke-color="#ff0000" draw:marker-end="Arrowheads_20_4" draw:marker-end-width="0.152cm" draw:fill="none" draw:textarea-vertical-align="middle"/>
    </style:style>
    <style:style style:name="gr9" style:family="graphic" style:parent-style-name="objectwithoutfill">
      <style:graphic-properties svg:stroke-color="#ff0000" draw:marker-end="Arrowheads_20_5" draw:marker-end-width="0.152cm" draw:fill="none" draw:textarea-vertical-align="middle"/>
    </style:style>
    <style:style style:name="gr10" style:family="graphic" style:parent-style-name="objectwithoutfill">
      <style:graphic-properties draw:marker-end="Arrowheads_20_6" draw:marker-end-width="0.15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13" style:family="graphic" style:parent-style-name="standard">
      <style:graphic-properties draw:stroke="dash" draw:stroke-dash="Dash" svg:stroke-width="0.02cm" svg:stroke-color="#000000" draw:marker-start-width="0.24cm" draw:marker-end-width="0.24cm" draw:fill="none" draw:textarea-horizontal-align="justify" draw:textarea-vertical-align="middle" draw:auto-grow-height="false" fo:min-height="5.53cm" fo:min-width="7.93cm" fo:padding-top="0.11cm" fo:padding-bottom="0.11cm" fo:padding-left="0.235cm" fo:padding-right="0.23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51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25cm" svg:height="0.625cm" svg:x="3.13cm" svg:y="0.092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1.93cm" svg:height="0.635cm" svg:x="3.127cm" svg:y="6.894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7.417cm" svg:height="0.991cm" svg:x="0.384cm" svg:y="1.282cm">
          <text:p text:style-name="P1">Escolhe novo n no conjun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7.417cm" svg:height="1.143cm" svg:x="0.384cm" svg:y="2.781cm">
          <text:p text:style-name="P1">res = (n%2 == 0)</text:p>
          <text:p text:style-name="P1">print(f’{n} é par?’, res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4" draw:id="id4" draw:layer="layout" svg:width="7.425cm" svg:height="1.945cm" svg:x="0.38cm" svg:y="4.412cm">
          <text:p text:style-name="P1">Todos os elementos já foram escolhido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line" svg:x1="4.093cm" svg:y1="0.717cm" svg:x2="4.093cm" svg:y2="1.282cm" draw:start-shape="id1" draw:start-glue-point="6" draw:end-shape="id2" draw:end-glue-point="4" svg:d="M4093 717v565" svg:viewBox="0 0 1 566">
          <text:p/>
        </draw:connector>
        <draw:connector draw:style-name="gr7" draw:text-style-name="P2" draw:layer="layout" draw:type="line" svg:x1="4.093cm" svg:y1="2.273cm" svg:x2="4.093cm" svg:y2="2.781cm" draw:start-shape="id2" draw:start-glue-point="6" draw:end-shape="id3" draw:end-glue-point="4" svg:d="M4093 2273v508" svg:viewBox="0 0 1 509">
          <text:p/>
        </draw:connector>
        <draw:connector draw:style-name="gr8" draw:text-style-name="P2" draw:layer="layout" draw:type="line" svg:x1="4.093cm" svg:y1="3.924cm" svg:x2="4.093cm" svg:y2="4.412cm" draw:start-shape="id3" draw:start-glue-point="6" draw:end-shape="id4" draw:end-glue-point="4" svg:d="M4093 3924v488" svg:viewBox="0 0 1 489">
          <text:p/>
        </draw:connector>
        <draw:connector draw:style-name="gr9" draw:text-style-name="P2" draw:layer="layout" svg:x1="7.805cm" svg:y1="5.385cm" svg:x2="7.801cm" svg:y2="1.778cm" draw:start-shape="id4" draw:start-glue-point="7" draw:end-shape="id2" draw:end-glue-point="7" svg:d="M7805 5385h525v-3607h-529" svg:viewBox="0 0 530 3608">
          <text:p/>
        </draw:connector>
        <draw:connector draw:style-name="gr10" draw:text-style-name="P2" draw:layer="layout" draw:type="line" svg:x1="4.093cm" svg:y1="6.357cm" svg:x2="4.092cm" svg:y2="6.894cm" draw:start-shape="id4" draw:start-glue-point="6" draw:end-shape="id5" draw:end-glue-point="4" svg:d="M4093 6357l-1 537" svg:viewBox="0 0 2 538">
          <text:p/>
        </draw:connector>
        <draw:frame draw:style-name="gr11" draw:text-style-name="P3" draw:layer="layout" svg:width="1.23cm" svg:height="0.852cm" svg:x="3.225cm" svg:y="6.168cm">
          <draw:text-box>
            <text:p>Sim</text:p>
          </draw:text-box>
        </draw:frame>
        <draw:frame draw:style-name="gr12" draw:text-style-name="P3" draw:layer="layout" svg:width="1.26cm" svg:height="0.852cm" svg:x="7.525cm" svg:y="4.868cm">
          <draw:text-box>
            <text:p>Não</text:p>
          </draw:text-box>
        </draw:frame>
        <draw:custom-shape draw:style-name="gr13" draw:text-style-name="P2" draw:layer="layout" svg:width="8.4cm" svg:height="5.75cm" svg:x="0.255cm" svg:y="0.868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018cm" svg:height="0.852cm" svg:x="0.105cm" svg:y="0.768cm">
          <draw:text-box>
            <text:p>f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0:08:39.756288395</dc:date>
    <meta:editing-duration>PT1H20M51S</meta:editing-duration>
    <meta:editing-cycles>21</meta:editing-cycles>
    <meta:generator>LibreOffice/7.3.7.2$Linux_X86_64 LibreOffice_project/30$Build-2</meta:generator>
    <meta:document-statistic meta:object-count="14"/>
  </office:meta>
</office:document-meta>
</file>